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8cm"/>
    </style:style>
    <style:style style:name="co3" style:family="table-column">
      <style:table-column-properties fo:break-before="auto" style:column-width="0.5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="0.002cm solid #000000"/>
      <style:text-properties style:font-name="DejaVu Sans" style:font-name-asian="DejaVu Sans1" style:font-name-complex="DejaVu Sans1"/>
    </style:style>
    <style:style style:name="ce5" style:family="table-cell" style:parent-style-name="Default">
      <style:text-properties style:font-name="DejaVu Sans" style:font-name-asian="DejaVu Sans1" style:font-name-complex="DejaVu Sans1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font-name="DejaVu Sans" style:text-underline-style="none" style:font-name-asian="DejaVu Sans1" style:font-name-complex="DejaVu Sans1"/>
    </style:style>
    <style:style style:name="gr1" style:family="graphic">
      <style:graphic-properties draw:ole-draw-aspect="1"/>
    </style:style>
  </office:automatic-styles>
  <office:body>
    <office:spreadsheet>
      <table:table table:name="reportes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REPORTES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office:value-type="string">
            <text:p>LATENCIA EN RTLINUX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3" office:value-type="string" table:number-columns-spanned="3" table:number-rows-spanned="1">
            <text:p>FRECUENCIAS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EDIA</text:p>
          </table:table-cell>
          <table:table-cell table:style-name="ce1" table:formula="oooc:=AVERAGE([datos.B3:.B502])" office:value-type="float" office:value="1.546">
            <text:p>1,55</text:p>
          </table:table-cell>
          <table:table-cell table:style-name="ce1" table:formula="oooc:=AVERAGE([datos.C3:.C502])" office:value-type="float" office:value="1.546">
            <text:p>1,55</text:p>
          </table:table-cell>
          <table:table-cell table:style-name="ce1" table:formula="oooc:=AVERAGE([datos.D3:.D502])" office:value-type="float" office:value="1.546">
            <text:p>1,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D</text:p>
          </table:table-cell>
          <table:table-cell table:style-name="ce1" table:formula="oooc:=STDEV([datos.B3:.B502])" office:value-type="float" office:value="0.537085581489289">
            <text:p>0,54</text:p>
          </table:table-cell>
          <table:table-cell table:style-name="ce1" table:formula="oooc:=STDEV([datos.C3:.C502])" office:value-type="float" office:value="0.537085581489289">
            <text:p>0,54</text:p>
          </table:table-cell>
          <table:table-cell table:style-name="ce1" table:formula="oooc:=STDEV([datos.D3:.D502])" office:value-type="float" office:value="0.537085581489289">
            <text:p>0,5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N</text:p>
          </table:table-cell>
          <table:table-cell table:style-name="ce1" table:formula="oooc:=MIN([datos.B3:.B502])" office:value-type="float" office:value="1">
            <text:p>1</text:p>
          </table:table-cell>
          <table:table-cell table:style-name="ce1" table:formula="oooc:=MIN([datos.C3:.C502])" office:value-type="float" office:value="1">
            <text:p>1</text:p>
          </table:table-cell>
          <table:table-cell table:style-name="ce1" table:formula="oooc:=MIN([datos.D3:.D502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X</text:p>
          </table:table-cell>
          <table:table-cell table:style-name="ce1" table:formula="oooc:=MAX([datos.B3:.B502])" office:value-type="float" office:value="3">
            <text:p>3</text:p>
          </table:table-cell>
          <table:table-cell table:style-name="ce1" table:formula="oooc:=MAX([datos.C3:.C502])" office:value-type="float" office:value="3">
            <text:p>3</text:p>
          </table:table-cell>
          <table:table-cell table:style-name="ce1" table:formula="oooc:=MAX([datos.D3:.D502]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ADLINES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DICIONES DE MINIX4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3" office:value-type="string" table:number-columns-spanned="3" table:number-rows-spanned="1">
            <text:p>FRECUENCIAS EN VACIO</text:p>
          </table:table-cell>
          <table:covered-table-cell table:number-columns-repeated="2" table:style-name="ce1"/>
          <table:table-cell table:style-name="ce3" office:value-type="string" table:number-columns-spanned="3" table:number-rows-spanned="1">
            <text:p>FRECUENCIAS CON CARGA</text:p>
          </table:table-cell>
          <table:covered-table-cell table:number-columns-repeated="2" table:style-name="ce1"/>
        </table:table-row>
        <table:table-row table:style-name="ro1">
          <table:table-cell table:style-name="ce1"/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MEDIA</text:p>
          </table:table-cell>
          <table:table-cell table:style-name="ce4" table:formula="oooc:=AVERAGE([datos.G3:.G502])" office:value-type="float" office:value="1.546">
            <text:p>1,55</text:p>
          </table:table-cell>
          <table:table-cell table:style-name="ce4" table:formula="oooc:=AVERAGE([datos.H3:.H502])" office:value-type="float" office:value="1.546">
            <text:p>1,55</text:p>
          </table:table-cell>
          <table:table-cell table:style-name="ce4" table:formula="oooc:=AVERAGE([datos.I3:.I502])" office:value-type="float" office:value="1.546">
            <text:p>1,55</text:p>
          </table:table-cell>
          <table:table-cell table:style-name="ce4" table:formula="oooc:=AVERAGE([datos.L3:.L502])" office:value-type="float" office:value="1.546">
            <text:p>1,55</text:p>
          </table:table-cell>
          <table:table-cell table:style-name="ce4" table:formula="oooc:=AVERAGE([datos.M3:.M502])" office:value-type="float" office:value="1.546">
            <text:p>1,55</text:p>
          </table:table-cell>
          <table:table-cell table:style-name="ce4" table:formula="oooc:=AVERAGE([datos.N3:.N502])" office:value-type="float" office:value="1.546">
            <text:p>1,55</text:p>
          </table:table-cell>
        </table:table-row>
        <table:table-row table:style-name="ro1">
          <table:table-cell table:style-name="ce1" office:value-type="string">
            <text:p>STD</text:p>
          </table:table-cell>
          <table:table-cell table:style-name="ce1" table:formula="oooc:=STDEV([datos.G3:.G502])" office:value-type="float" office:value="0.537085581489289">
            <text:p>0,54</text:p>
          </table:table-cell>
          <table:table-cell table:style-name="ce1" table:formula="oooc:=STDEV([datos.H3:.H502])" office:value-type="float" office:value="0.537085581489289">
            <text:p>0,54</text:p>
          </table:table-cell>
          <table:table-cell table:style-name="ce1" table:formula="oooc:=STDEV([datos.I3:.I502])" office:value-type="float" office:value="0.537085581489289">
            <text:p>0,54</text:p>
          </table:table-cell>
          <table:table-cell table:style-name="ce1" table:formula="oooc:=STDEV([datos.L3:.L502])" office:value-type="float" office:value="0.537085581489289">
            <text:p>0,54</text:p>
          </table:table-cell>
          <table:table-cell table:style-name="ce1" table:formula="oooc:=STDEV([datos.M3:.M502])" office:value-type="float" office:value="0.537085581489289">
            <text:p>0,54</text:p>
          </table:table-cell>
          <table:table-cell table:style-name="ce1" table:formula="oooc:=STDEV([datos.N3:.N502])" office:value-type="float" office:value="0.537085581489289">
            <text:p>0,54</text:p>
          </table:table-cell>
        </table:table-row>
        <table:table-row table:style-name="ro1">
          <table:table-cell table:style-name="ce1" office:value-type="string">
            <text:p>MIN</text:p>
          </table:table-cell>
          <table:table-cell table:style-name="ce1" table:formula="oooc:=MIN([datos.G3:.G502])" office:value-type="float" office:value="1">
            <text:p>1</text:p>
          </table:table-cell>
          <table:table-cell table:style-name="ce1" table:formula="oooc:=MIN([datos.H3:.H502])" office:value-type="float" office:value="1">
            <text:p>1</text:p>
          </table:table-cell>
          <table:table-cell table:style-name="ce1" table:formula="oooc:=MIN([datos.I3:.I502])" office:value-type="float" office:value="1">
            <text:p>1</text:p>
          </table:table-cell>
          <table:table-cell table:style-name="ce1" table:formula="oooc:=MIN([datos.L3:.L502])" office:value-type="float" office:value="1">
            <text:p>1</text:p>
          </table:table-cell>
          <table:table-cell table:style-name="ce1" table:formula="oooc:=MIN([datos.M3:.M502])" office:value-type="float" office:value="1">
            <text:p>1</text:p>
          </table:table-cell>
          <table:table-cell table:style-name="ce1" table:formula="oooc:=MIN([datos.N3:.N502]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AX</text:p>
          </table:table-cell>
          <table:table-cell table:style-name="ce1" table:formula="oooc:=MAX([datos.G3:.G502])" office:value-type="float" office:value="3">
            <text:p>3</text:p>
          </table:table-cell>
          <table:table-cell table:style-name="ce1" table:formula="oooc:=MAX([datos.H3:.H502])" office:value-type="float" office:value="3">
            <text:p>3</text:p>
          </table:table-cell>
          <table:table-cell table:style-name="ce1" table:formula="oooc:=MAX([datos.I3:.I502])" office:value-type="float" office:value="3">
            <text:p>3</text:p>
          </table:table-cell>
          <table:table-cell table:style-name="ce1" table:formula="oooc:=MAX([datos.L3:.L502])" office:value-type="float" office:value="3">
            <text:p>3</text:p>
          </table:table-cell>
          <table:table-cell table:style-name="ce1" table:formula="oooc:=MAX([datos.M3:.M502])" office:value-type="float" office:value="3">
            <text:p>3</text:p>
          </table:table-cell>
          <table:table-cell table:style-name="ce1" table:formula="oooc:=MAX([datos.N3:.N502])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DEADLINES</text:p>
          </table:table-cell>
          <table:table-cell table:style-name="ce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reportes.D41" table:end-x="1.809cm" table:end-y="0.214cm" draw:z-index="0" draw:style-name="gr1" svg:width="7.988cm" svg:height="6.991cm" svg:x="0.594cm" svg:y="0.026cm">
              <draw:object draw:notify-on-update-of-ranges="datos.A506:datos.D5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reportes.H41" table:end-x="1.648cm" table:end-y="0.276cm" draw:z-index="1" draw:style-name="gr1" svg:width="7.999cm" svg:height="6.999cm" svg:x="0.422cm" svg:y="0.08cm">
              <draw:object draw:notify-on-update-of-ranges="datos.F506:datos.I5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reportes.F59" table:end-x="1.961cm" table:end-y="0.303cm" draw:z-index="2" draw:style-name="gr1" svg:width="7.999cm" svg:height="6.999cm" svg:x="0.735cm" svg:y="0.107cm">
              <draw:object draw:notify-on-update-of-ranges="datos.K506:datos.N5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table table:name="dato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recuencias latencia (ms)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3" table:number-rows-spanned="1">
            <text:p>Frecuencias sin carga (ms)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3" table:number-rows-spanned="1">
            <text:p>Frecuencias con carga (ms)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2">
            <text:p>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2">
            <text:p>9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6">
            <text:p>9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6">
            <text:p>9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7">
            <text:p>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7">
            <text:p>9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8">
            <text:p>9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8">
            <text:p>9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9">
            <text:p>9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99">
            <text:p>9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1">
            <text:p>10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1">
            <text:p>10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8">
            <text:p>10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8">
            <text:p>10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9">
            <text:p>10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09">
            <text:p>10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0">
            <text:p>11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0">
            <text:p>11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1">
            <text:p>11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1">
            <text:p>11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9">
            <text:p>1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19">
            <text:p>11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0">
            <text:p>1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0">
            <text:p>12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1">
            <text:p>1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1">
            <text:p>12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2">
            <text:p>1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2">
            <text:p>12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8">
            <text:p>1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8">
            <text:p>12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9">
            <text:p>1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9">
            <text:p>12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0">
            <text:p>13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0">
            <text:p>13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1">
            <text:p>1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1">
            <text:p>13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7">
            <text:p>1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7">
            <text:p>13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8">
            <text:p>1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8">
            <text:p>13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9">
            <text:p>1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39">
            <text:p>13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0">
            <text:p>14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0">
            <text:p>14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1">
            <text:p>1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1">
            <text:p>14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142">
            <text:p>142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142">
            <text:p>14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3">
            <text:p>14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3">
            <text:p>14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4">
            <text:p>14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4">
            <text:p>14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5">
            <text:p>14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5">
            <text:p>14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6">
            <text:p>14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46">
            <text:p>14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7">
            <text:p>1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7">
            <text:p>14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8">
            <text:p>1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8">
            <text:p>14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1">
            <text:p>15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1">
            <text:p>15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2">
            <text:p>1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2">
            <text:p>15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3">
            <text:p>15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3">
            <text:p>15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4">
            <text:p>15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4">
            <text:p>15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5">
            <text:p>1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5">
            <text:p>15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6">
            <text:p>1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6">
            <text:p>15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7">
            <text:p>15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7">
            <text:p>15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8">
            <text:p>15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8">
            <text:p>15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9">
            <text:p>1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59">
            <text:p>15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0">
            <text:p>1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0">
            <text:p>16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1">
            <text:p>1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1">
            <text:p>16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2">
            <text:p>1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2">
            <text:p>16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3">
            <text:p>1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3">
            <text:p>16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4">
            <text:p>1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4">
            <text:p>16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5">
            <text:p>16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5">
            <text:p>16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6">
            <text:p>16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6">
            <text:p>16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7">
            <text:p>1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7">
            <text:p>16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8">
            <text:p>1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8">
            <text:p>16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1">
            <text:p>1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1">
            <text:p>17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3">
            <text:p>17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3">
            <text:p>17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6">
            <text:p>1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6">
            <text:p>17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7">
            <text:p>1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7">
            <text:p>17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9">
            <text:p>17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9">
            <text:p>17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1">
            <text:p>18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1">
            <text:p>18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3">
            <text:p>18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3">
            <text:p>18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4">
            <text:p>18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4">
            <text:p>18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5">
            <text:p>1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5">
            <text:p>18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6">
            <text:p>18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6">
            <text:p>18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7">
            <text:p>1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7">
            <text:p>18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8">
            <text:p>1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8">
            <text:p>18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9">
            <text:p>1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89">
            <text:p>18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0">
            <text:p>1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0">
            <text:p>19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1">
            <text:p>1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1">
            <text:p>19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3">
            <text:p>1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3">
            <text:p>19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4">
            <text:p>1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4">
            <text:p>19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5">
            <text:p>1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95">
            <text:p>19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6">
            <text:p>19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6">
            <text:p>19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7">
            <text:p>1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7">
            <text:p>19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8">
            <text:p>1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8">
            <text:p>19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9">
            <text:p>1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99">
            <text:p>19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01">
            <text:p>20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01">
            <text:p>20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2">
            <text:p>2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2">
            <text:p>20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3">
            <text:p>20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3">
            <text:p>20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4">
            <text:p>2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4">
            <text:p>20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5">
            <text:p>20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05">
            <text:p>20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6">
            <text:p>2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6">
            <text:p>20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7">
            <text:p>2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7">
            <text:p>20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8">
            <text:p>2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8">
            <text:p>20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9">
            <text:p>2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9">
            <text:p>20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0">
            <text:p>2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0">
            <text:p>21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1">
            <text:p>2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1">
            <text:p>2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2">
            <text:p>2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2">
            <text:p>21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3">
            <text:p>2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3">
            <text:p>2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5">
            <text:p>2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15">
            <text:p>2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6">
            <text:p>2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6">
            <text:p>21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7">
            <text:p>2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7">
            <text:p>21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8">
            <text:p>2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8">
            <text:p>21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9">
            <text:p>2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19">
            <text:p>21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0">
            <text:p>2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0">
            <text:p>22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1">
            <text:p>2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1">
            <text:p>22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2">
            <text:p>2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2">
            <text:p>22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3">
            <text:p>2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3">
            <text:p>22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6">
            <text:p>2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6">
            <text:p>22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7">
            <text:p>2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7">
            <text:p>22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8">
            <text:p>2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8">
            <text:p>22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9">
            <text:p>2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29">
            <text:p>22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0">
            <text:p>2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0">
            <text:p>23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1">
            <text:p>2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1">
            <text:p>23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2">
            <text:p>23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2">
            <text:p>23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3">
            <text:p>2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3">
            <text:p>23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4">
            <text:p>2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4">
            <text:p>23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5">
            <text:p>2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5">
            <text:p>23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6">
            <text:p>2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6">
            <text:p>23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7">
            <text:p>2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7">
            <text:p>23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8">
            <text:p>23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8">
            <text:p>23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9">
            <text:p>2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39">
            <text:p>23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1">
            <text:p>2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1">
            <text:p>24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2">
            <text:p>2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2">
            <text:p>24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3">
            <text:p>2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3">
            <text:p>24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4">
            <text:p>2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4">
            <text:p>24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6">
            <text:p>2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6">
            <text:p>24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7">
            <text:p>2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47">
            <text:p>24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8">
            <text:p>24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8">
            <text:p>24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9">
            <text:p>2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49">
            <text:p>24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1">
            <text:p>2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1">
            <text:p>25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2">
            <text:p>2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2">
            <text:p>25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3">
            <text:p>2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3">
            <text:p>25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4">
            <text:p>2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54">
            <text:p>25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7">
            <text:p>2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7">
            <text:p>25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8">
            <text:p>2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8">
            <text:p>25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9">
            <text:p>25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59">
            <text:p>25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0">
            <text:p>2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0">
            <text:p>26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1">
            <text:p>2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1">
            <text:p>26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2">
            <text:p>2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2">
            <text:p>26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3">
            <text:p>2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3">
            <text:p>26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64">
            <text:p>26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264">
            <text:p>26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5">
            <text:p>2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5">
            <text:p>26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6">
            <text:p>2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6">
            <text:p>26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7">
            <text:p>2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7">
            <text:p>26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8">
            <text:p>2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68">
            <text:p>26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69">
            <text:p>2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69">
            <text:p>26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0">
            <text:p>27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0">
            <text:p>27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1">
            <text:p>2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1">
            <text:p>27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2">
            <text:p>27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2">
            <text:p>27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3">
            <text:p>2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3">
            <text:p>27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4">
            <text:p>2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4">
            <text:p>27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5">
            <text:p>2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5">
            <text:p>27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6">
            <text:p>2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6">
            <text:p>27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7">
            <text:p>2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7">
            <text:p>27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8">
            <text:p>2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8">
            <text:p>27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79">
            <text:p>2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79">
            <text:p>27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0">
            <text:p>2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0">
            <text:p>28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1">
            <text:p>2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1">
            <text:p>28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2">
            <text:p>2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2">
            <text:p>28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3">
            <text:p>2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3">
            <text:p>28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4">
            <text:p>2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4">
            <text:p>28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5">
            <text:p>28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5">
            <text:p>28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6">
            <text:p>2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6">
            <text:p>28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87">
            <text:p>2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87">
            <text:p>28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88">
            <text:p>2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88">
            <text:p>28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9">
            <text:p>2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89">
            <text:p>28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0">
            <text:p>2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0">
            <text:p>29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1">
            <text:p>2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1">
            <text:p>29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2">
            <text:p>2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2">
            <text:p>29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3">
            <text:p>2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3">
            <text:p>29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4">
            <text:p>2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4">
            <text:p>29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5">
            <text:p>2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5">
            <text:p>29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6">
            <text:p>2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6">
            <text:p>29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7">
            <text:p>29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97">
            <text:p>29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8">
            <text:p>2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8">
            <text:p>29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9">
            <text:p>2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9">
            <text:p>29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1">
            <text:p>30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1">
            <text:p>3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2">
            <text:p>3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2">
            <text:p>30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3">
            <text:p>30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3">
            <text:p>30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4">
            <text:p>3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04">
            <text:p>30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5">
            <text:p>3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5">
            <text:p>30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6">
            <text:p>3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6">
            <text:p>30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7">
            <text:p>3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7">
            <text:p>30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8">
            <text:p>3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8">
            <text:p>30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9">
            <text:p>3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09">
            <text:p>30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0">
            <text:p>3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0">
            <text:p>31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1">
            <text:p>31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1">
            <text:p>31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2">
            <text:p>31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2">
            <text:p>31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3">
            <text:p>31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3">
            <text:p>31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4">
            <text:p>31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4">
            <text:p>31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5">
            <text:p>3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5">
            <text:p>3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6">
            <text:p>3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6">
            <text:p>31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7">
            <text:p>3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17">
            <text:p>31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8">
            <text:p>31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8">
            <text:p>31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9">
            <text:p>31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19">
            <text:p>31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0">
            <text:p>32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0">
            <text:p>32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1">
            <text:p>32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1">
            <text:p>32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2">
            <text:p>32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2">
            <text:p>32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3">
            <text:p>3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3">
            <text:p>32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4">
            <text:p>32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4">
            <text:p>32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5">
            <text:p>32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5">
            <text:p>32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6">
            <text:p>3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26">
            <text:p>32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7">
            <text:p>32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7">
            <text:p>32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8">
            <text:p>32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8">
            <text:p>32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0">
            <text:p>3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0">
            <text:p>33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1">
            <text:p>33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1">
            <text:p>33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2">
            <text:p>33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2">
            <text:p>33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3">
            <text:p>3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3">
            <text:p>33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34">
            <text:p>33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34">
            <text:p>33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5">
            <text:p>33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5">
            <text:p>33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6">
            <text:p>33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6">
            <text:p>33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7">
            <text:p>3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7">
            <text:p>33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8">
            <text:p>33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38">
            <text:p>33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9">
            <text:p>33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9">
            <text:p>33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0">
            <text:p>3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0">
            <text:p>34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1">
            <text:p>34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1">
            <text:p>34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2">
            <text:p>3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2">
            <text:p>34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3">
            <text:p>3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3">
            <text:p>34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4">
            <text:p>3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4">
            <text:p>34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5">
            <text:p>3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5">
            <text:p>34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6">
            <text:p>3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6">
            <text:p>34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7">
            <text:p>3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7">
            <text:p>34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8">
            <text:p>34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48">
            <text:p>34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49">
            <text:p>3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49">
            <text:p>34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0">
            <text:p>3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0">
            <text:p>35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1">
            <text:p>3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1">
            <text:p>35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2">
            <text:p>35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2">
            <text:p>35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3">
            <text:p>3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3">
            <text:p>35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4">
            <text:p>3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4">
            <text:p>35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5">
            <text:p>35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5">
            <text:p>35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6">
            <text:p>35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6">
            <text:p>35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57">
            <text:p>3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57">
            <text:p>35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58">
            <text:p>3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58">
            <text:p>35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9">
            <text:p>35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59">
            <text:p>35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0">
            <text:p>3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0">
            <text:p>36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1">
            <text:p>3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1">
            <text:p>36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2">
            <text:p>3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2">
            <text:p>36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3">
            <text:p>36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3">
            <text:p>36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4">
            <text:p>36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4">
            <text:p>36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5">
            <text:p>3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5">
            <text:p>36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6">
            <text:p>3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6">
            <text:p>36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7">
            <text:p>3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67">
            <text:p>36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8">
            <text:p>36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8">
            <text:p>36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9">
            <text:p>3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9">
            <text:p>36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0">
            <text:p>37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0">
            <text:p>37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1">
            <text:p>3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1">
            <text:p>37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2">
            <text:p>37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2">
            <text:p>37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3">
            <text:p>3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3">
            <text:p>37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4">
            <text:p>37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74">
            <text:p>37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5">
            <text:p>3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5">
            <text:p>37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6">
            <text:p>3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6">
            <text:p>37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7">
            <text:p>3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7">
            <text:p>37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8">
            <text:p>3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8">
            <text:p>37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9">
            <text:p>37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79">
            <text:p>37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0">
            <text:p>38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0">
            <text:p>38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1">
            <text:p>3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1">
            <text:p>38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2">
            <text:p>3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2">
            <text:p>38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3">
            <text:p>3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3">
            <text:p>38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4">
            <text:p>3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4">
            <text:p>38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5">
            <text:p>38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5">
            <text:p>38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6">
            <text:p>3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6">
            <text:p>38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7">
            <text:p>38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87">
            <text:p>38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8">
            <text:p>3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8">
            <text:p>38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9">
            <text:p>38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89">
            <text:p>38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0">
            <text:p>3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0">
            <text:p>39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1">
            <text:p>39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1">
            <text:p>39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2">
            <text:p>39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2">
            <text:p>39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3">
            <text:p>39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3">
            <text:p>39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4">
            <text:p>3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4">
            <text:p>39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5">
            <text:p>3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5">
            <text:p>39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6">
            <text:p>3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96">
            <text:p>39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7">
            <text:p>39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7">
            <text:p>39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8">
            <text:p>3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8">
            <text:p>39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9">
            <text:p>3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9">
            <text:p>39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0">
            <text:p>4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0">
            <text:p>40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401">
            <text:p>40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401">
            <text:p>40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2">
            <text:p>4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2">
            <text:p>40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3">
            <text:p>40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3">
            <text:p>40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4">
            <text:p>4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4">
            <text:p>40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5">
            <text:p>40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05">
            <text:p>40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6">
            <text:p>40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6">
            <text:p>40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7">
            <text:p>40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7">
            <text:p>40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8">
            <text:p>40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8">
            <text:p>40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9">
            <text:p>40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09">
            <text:p>40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0">
            <text:p>4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0">
            <text:p>41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1">
            <text:p>41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1">
            <text:p>4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2">
            <text:p>41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2">
            <text:p>41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3">
            <text:p>41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3">
            <text:p>4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4">
            <text:p>41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4">
            <text:p>41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5">
            <text:p>4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15">
            <text:p>4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6">
            <text:p>41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6">
            <text:p>41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7">
            <text:p>41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7">
            <text:p>41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8">
            <text:p>41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8">
            <text:p>41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9">
            <text:p>41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19">
            <text:p>41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0">
            <text:p>42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0">
            <text:p>42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1">
            <text:p>42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1">
            <text:p>42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2">
            <text:p>42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2">
            <text:p>42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3">
            <text:p>42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3">
            <text:p>42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24">
            <text:p>42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24">
            <text:p>42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25">
            <text:p>42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25">
            <text:p>42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6">
            <text:p>42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6">
            <text:p>42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7">
            <text:p>42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7">
            <text:p>42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8">
            <text:p>42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8">
            <text:p>42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9">
            <text:p>42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29">
            <text:p>42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0">
            <text:p>43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0">
            <text:p>43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1">
            <text:p>4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1">
            <text:p>43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2">
            <text:p>43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2">
            <text:p>43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3">
            <text:p>43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3">
            <text:p>43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4">
            <text:p>43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4">
            <text:p>43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5">
            <text:p>43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5">
            <text:p>43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6">
            <text:p>43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6">
            <text:p>43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7">
            <text:p>43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7">
            <text:p>43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8">
            <text:p>43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38">
            <text:p>43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9">
            <text:p>43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39">
            <text:p>43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0">
            <text:p>44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0">
            <text:p>44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1">
            <text:p>44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1">
            <text:p>44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2">
            <text:p>4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2">
            <text:p>44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3">
            <text:p>4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3">
            <text:p>44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4">
            <text:p>44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4">
            <text:p>44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5">
            <text:p>44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5">
            <text:p>44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6">
            <text:p>44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6">
            <text:p>44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7">
            <text:p>44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7">
            <text:p>44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8">
            <text:p>44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8">
            <text:p>44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9">
            <text:p>44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49">
            <text:p>44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0">
            <text:p>45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0">
            <text:p>45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1">
            <text:p>45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1">
            <text:p>45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2">
            <text:p>45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2">
            <text:p>45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3">
            <text:p>45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3">
            <text:p>45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4">
            <text:p>45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54">
            <text:p>45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5">
            <text:p>45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5">
            <text:p>45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6">
            <text:p>45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6">
            <text:p>45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7">
            <text:p>45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7">
            <text:p>45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8">
            <text:p>45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8">
            <text:p>45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9">
            <text:p>45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59">
            <text:p>45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0">
            <text:p>46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0">
            <text:p>46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1">
            <text:p>46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1">
            <text:p>46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2">
            <text:p>46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2">
            <text:p>46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3">
            <text:p>46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3">
            <text:p>46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464">
            <text:p>464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464">
            <text:p>46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5">
            <text:p>46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5">
            <text:p>46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6">
            <text:p>46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6">
            <text:p>46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7">
            <text:p>46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7">
            <text:p>46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8">
            <text:p>46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68">
            <text:p>468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9">
            <text:p>46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9">
            <text:p>46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0">
            <text:p>47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0">
            <text:p>47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1">
            <text:p>47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1">
            <text:p>47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2">
            <text:p>47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2">
            <text:p>47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3">
            <text:p>47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3">
            <text:p>47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4">
            <text:p>474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4">
            <text:p>47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5">
            <text:p>4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5">
            <text:p>47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6">
            <text:p>47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6">
            <text:p>47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7">
            <text:p>4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7">
            <text:p>47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8">
            <text:p>47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8">
            <text:p>47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79">
            <text:p>47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79">
            <text:p>47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0">
            <text:p>48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0">
            <text:p>48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1">
            <text:p>48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1">
            <text:p>48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2">
            <text:p>48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2">
            <text:p>48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3">
            <text:p>48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3">
            <text:p>48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4">
            <text:p>48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4">
            <text:p>48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5">
            <text:p>48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5">
            <text:p>48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6">
            <text:p>48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6">
            <text:p>48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7">
            <text:p>4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7">
            <text:p>48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8">
            <text:p>48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88">
            <text:p>48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9">
            <text:p>48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89">
            <text:p>48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0">
            <text:p>49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0">
            <text:p>49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1">
            <text:p>49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1">
            <text:p>49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2">
            <text:p>49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2">
            <text:p>492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3">
            <text:p>49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3">
            <text:p>49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4">
            <text:p>49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4">
            <text:p>49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5">
            <text:p>49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5">
            <text:p>49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6">
            <text:p>49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6">
            <text:p>49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7">
            <text:p>49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497">
            <text:p>497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8">
            <text:p>49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8">
            <text:p>498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9">
            <text:p>499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9">
            <text:p>49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00">
            <text:p>50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00">
            <text:p>50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/>
          <table:table-cell table:style-name="ce6"/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000">
            <text:p>1000</text:p>
          </table:table-cell>
        </table:table-row>
        <table:table-row table:style-name="ro1">
          <table:table-cell office:value-type="string">
            <text:p>0-1</text:p>
          </table:table-cell>
          <table:table-cell table:formula="oooc:=COUNTIF([.B3:.B502];(1))" office:value-type="float" office:value="237">
            <text:p>237</text:p>
          </table:table-cell>
          <table:table-cell table:formula="oooc:=COUNTIF([.C3:.C502];(1))" office:value-type="float" office:value="237">
            <text:p>237</text:p>
          </table:table-cell>
          <table:table-cell table:formula="oooc:=COUNTIF([.D3:.D502];(1))" office:value-type="float" office:value="237">
            <text:p>237</text:p>
          </table:table-cell>
          <table:table-cell/>
          <table:table-cell office:value-type="string">
            <text:p>0-1</text:p>
          </table:table-cell>
          <table:table-cell table:formula="oooc:=COUNTIF([.G3:.G502];(1))" office:value-type="float" office:value="237">
            <text:p>237</text:p>
          </table:table-cell>
          <table:table-cell table:formula="oooc:=COUNTIF([.H3:.H502];(1))" office:value-type="float" office:value="237">
            <text:p>237</text:p>
          </table:table-cell>
          <table:table-cell table:formula="oooc:=COUNTIF([.I3:.I502];(1))" office:value-type="float" office:value="237">
            <text:p>237</text:p>
          </table:table-cell>
          <table:table-cell/>
          <table:table-cell table:style-name="ce6" office:value-type="string">
            <text:p>0-1</text:p>
          </table:table-cell>
          <table:table-cell table:style-name="ce6" table:formula="oooc:=COUNTIF([.L3:.L502];(1))" office:value-type="float" office:value="237">
            <text:p>237</text:p>
          </table:table-cell>
          <table:table-cell table:style-name="ce6" table:formula="oooc:=COUNTIF([.M3:.M502];(1))" office:value-type="float" office:value="237">
            <text:p>237</text:p>
          </table:table-cell>
          <table:table-cell table:style-name="ce6" table:formula="oooc:=COUNTIF([.N3:.N502];(1))" office:value-type="float" office:value="237">
            <text:p>237</text:p>
          </table:table-cell>
        </table:table-row>
        <table:table-row table:style-name="ro1">
          <table:table-cell office:value-type="string">
            <text:p>1-2</text:p>
          </table:table-cell>
          <table:table-cell table:style-name="ce5" table:formula="oooc:=COUNTIF([.B3:.B502];(2))" office:value-type="float" office:value="253">
            <text:p>253</text:p>
          </table:table-cell>
          <table:table-cell table:style-name="ce5" table:formula="oooc:=COUNTIF([.C3:.C502];(2))" office:value-type="float" office:value="253">
            <text:p>253</text:p>
          </table:table-cell>
          <table:table-cell table:style-name="ce5" table:formula="oooc:=COUNTIF([.D3:.D502];(2))" office:value-type="float" office:value="253">
            <text:p>253</text:p>
          </table:table-cell>
          <table:table-cell/>
          <table:table-cell office:value-type="string">
            <text:p>1-2</text:p>
          </table:table-cell>
          <table:table-cell table:style-name="ce5" table:formula="oooc:=COUNTIF([.G3:.G502];(2))" office:value-type="float" office:value="253">
            <text:p>253</text:p>
          </table:table-cell>
          <table:table-cell table:style-name="ce5" table:formula="oooc:=COUNTIF([.H3:.H502];(2))" office:value-type="float" office:value="253">
            <text:p>253</text:p>
          </table:table-cell>
          <table:table-cell table:style-name="ce5" table:formula="oooc:=COUNTIF([.I3:.I502];(2))" office:value-type="float" office:value="253">
            <text:p>253</text:p>
          </table:table-cell>
          <table:table-cell/>
          <table:table-cell table:style-name="ce6" office:value-type="string">
            <text:p>1-2</text:p>
          </table:table-cell>
          <table:table-cell table:style-name="ce7" table:formula="oooc:=COUNTIF([.L3:.L502];(2))" office:value-type="float" office:value="253">
            <text:p>253</text:p>
          </table:table-cell>
          <table:table-cell table:style-name="ce7" table:formula="oooc:=COUNTIF([.M3:.M502];(2))" office:value-type="float" office:value="253">
            <text:p>253</text:p>
          </table:table-cell>
          <table:table-cell table:style-name="ce7" table:formula="oooc:=COUNTIF([.N3:.N502];(2))" office:value-type="float" office:value="253">
            <text:p>253</text:p>
          </table:table-cell>
        </table:table-row>
        <table:table-row table:style-name="ro1">
          <table:table-cell office:value-type="string">
            <text:p>2-3</text:p>
          </table:table-cell>
          <table:table-cell table:formula="oooc:=COUNTIF([.B3:.B502];(3))" office:value-type="float" office:value="10">
            <text:p>10</text:p>
          </table:table-cell>
          <table:table-cell table:formula="oooc:=COUNTIF([.C3:.C502];(3))" office:value-type="float" office:value="10">
            <text:p>10</text:p>
          </table:table-cell>
          <table:table-cell table:formula="oooc:=COUNTIF([.D3:.D502];(3))" office:value-type="float" office:value="10">
            <text:p>10</text:p>
          </table:table-cell>
          <table:table-cell/>
          <table:table-cell office:value-type="string">
            <text:p>2-3</text:p>
          </table:table-cell>
          <table:table-cell table:formula="oooc:=COUNTIF([.G3:.G502];(3))" office:value-type="float" office:value="10">
            <text:p>10</text:p>
          </table:table-cell>
          <table:table-cell table:formula="oooc:=COUNTIF([.H3:.H502];(3))" office:value-type="float" office:value="10">
            <text:p>10</text:p>
          </table:table-cell>
          <table:table-cell table:formula="oooc:=COUNTIF([.I3:.I502];(3))" office:value-type="float" office:value="10">
            <text:p>10</text:p>
          </table:table-cell>
          <table:table-cell/>
          <table:table-cell table:style-name="ce6" office:value-type="string">
            <text:p>2-3</text:p>
          </table:table-cell>
          <table:table-cell table:style-name="ce6" table:formula="oooc:=COUNTIF([.L3:.L502];(3))" office:value-type="float" office:value="10">
            <text:p>10</text:p>
          </table:table-cell>
          <table:table-cell table:style-name="ce6" table:formula="oooc:=COUNTIF([.M3:.M502];(3))" office:value-type="float" office:value="10">
            <text:p>10</text:p>
          </table:table-cell>
          <table:table-cell table:style-name="ce6" table:formula="oooc:=COUNTIF([.N3:.N502];(3))" office:value-type="float" office:value="10">
            <text:p>10</text:p>
          </table:table-cell>
        </table:table-row>
        <table:table-row table:style-name="ro1">
          <table:table-cell office:value-type="string">
            <text:p>3-4</text:p>
          </table:table-cell>
          <table:table-cell table:style-name="ce5" table:formula="oooc:=COUNTIF([.B3:.B502];(4))" office:value-type="float" office:value="0">
            <text:p>0</text:p>
          </table:table-cell>
          <table:table-cell table:style-name="ce5" table:formula="oooc:=COUNTIF([.C3:.C502];(4))" office:value-type="float" office:value="0">
            <text:p>0</text:p>
          </table:table-cell>
          <table:table-cell table:style-name="ce5" table:formula="oooc:=COUNTIF([.D3:.D502];(4))" office:value-type="float" office:value="0">
            <text:p>0</text:p>
          </table:table-cell>
          <table:table-cell/>
          <table:table-cell office:value-type="string">
            <text:p>3-4</text:p>
          </table:table-cell>
          <table:table-cell table:style-name="ce5" table:formula="oooc:=COUNTIF([.G3:.G502];(4))" office:value-type="float" office:value="0">
            <text:p>0</text:p>
          </table:table-cell>
          <table:table-cell table:style-name="ce5" table:formula="oooc:=COUNTIF([.H3:.H502];(4))" office:value-type="float" office:value="0">
            <text:p>0</text:p>
          </table:table-cell>
          <table:table-cell table:style-name="ce5" table:formula="oooc:=COUNTIF([.I3:.I502];(4))" office:value-type="float" office:value="0">
            <text:p>0</text:p>
          </table:table-cell>
          <table:table-cell/>
          <table:table-cell table:style-name="ce6" office:value-type="string">
            <text:p>3-4</text:p>
          </table:table-cell>
          <table:table-cell table:style-name="ce7" table:formula="oooc:=COUNTIF([.L3:.L502];(4))" office:value-type="float" office:value="0">
            <text:p>0</text:p>
          </table:table-cell>
          <table:table-cell table:style-name="ce7" table:formula="oooc:=COUNTIF([.M3:.M502];(4))" office:value-type="float" office:value="0">
            <text:p>0</text:p>
          </table:table-cell>
          <table:table-cell table:style-name="ce7" table:formula="oooc:=COUNTIF([.N3:.N502];(4)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7">27/07/2007</text:date>, <text:time>16:30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is Larrateguy</meta:initial-creator>
    <meta:creation-date>2007-07-27T15:57:32</meta:creation-date>
    <dc:creator>Luis Larrateguy</dc:creator>
    <dc:date>2007-07-27T16:30:06</dc:date>
    <dc:language>es-AR</dc:language>
    <meta:editing-cycles>4</meta:editing-cycles>
    <meta:editing-duration>PT16M14S</meta:editing-duration>
    <meta:user-defined meta:name="Info 1"/>
    <meta:user-defined meta:name="Info 2"/>
    <meta:user-defined meta:name="Info 3"/>
    <meta:user-defined meta:name="Info 4"/>
    <meta:document-statistic meta:table-count="2" meta:cell-count="6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89cm" svg:height="6.992cm" chart:class="chart:bar" chart:style-name="ch1">
        <chart:title svg:x="1.686cm" svg:y="0.138cm" chart:style-name="ch2">
          <text:p>Latencia en RTLinux</text:p>
        </chart:title>
        <chart:legend chart:legend-position="end" svg:x="6.731cm" svg:y="2.987cm" chart:style-name="ch3"/>
        <chart:plot-area chart:style-name="ch4" table:cell-range-address="datos.$A$506:.$D$510" chart:data-source-has-labels="both" chart:table-number-list="1" svg:x="0.159cm" svg:y="0.947cm" svg:width="6.252cm" svg:height="5.905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0-1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1.749cm" svg:y="0.14cm" chart:style-name="ch2">
          <text:p>MINIX4RT AL VACIO</text:p>
        </chart:title>
        <chart:legend chart:legend-position="end" svg:x="6.739cm" svg:y="2.991cm" chart:style-name="ch3"/>
        <chart:plot-area chart:style-name="ch4" table:cell-range-address="datos.$F$506:.$I$510" chart:data-source-has-labels="both" chart:table-number-list="1" svg:x="0.16cm" svg:y="0.949cm" svg:width="6.26cm" svg:height="5.911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0-1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1.429cm" svg:y="0.14cm" chart:style-name="ch2">
          <text:p>MINIX4RT CON CARGA</text:p>
        </chart:title>
        <chart:legend chart:legend-position="end" svg:x="6.739cm" svg:y="2.991cm" chart:style-name="ch3"/>
        <chart:plot-area chart:style-name="ch4" table:cell-range-address="datos.$K$506:.$N$510" chart:data-source-has-labels="both" chart:table-number-list="1" svg:x="0.16cm" svg:y="0.949cm" svg:width="6.26cm" svg:height="5.911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0-1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